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1BA24DA8B19B5320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34cm" fo:min-width="3.8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34cm" fo:min-width="3.8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29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7pt" fo:hyphenate="false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ffffff" fo:font-size="28pt"/>
    </style:style>
    <style:style style:name="P5" style:family="paragraph">
      <loext:graphic-properties draw:fill="solid" draw:fill-color="#2a6099"/>
      <style:paragraph-properties fo:text-align="center"/>
      <style:text-properties fo:color="#ffffff" fo:font-size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ea7500"/>
      <style:paragraph-properties fo:text-align="center"/>
      <style:text-properties fo:color="#ffffff" fo:font-size="28pt"/>
    </style:style>
    <style:style style:name="T1" style:family="text">
      <style:text-properties fo:color="#ffffff" fo:font-size="36pt" fo:font-weight="normal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9.278cm" svg:x="1.28cm" svg:y="0.627cm" presentation:class="title" presentation:user-transformed="true">
          <draw:text-box>
            <text:p>Device Tree Lifetime</text:p>
          </draw:text-box>
        </draw:frame>
        <draw:frame presentation:style-name="pr2" draw:text-style-name="P2" draw:layer="layout" svg:width="25.179cm" svg:height="3.229cm" svg:x="1.29cm" svg:y="10.867cm" presentation:class="subtitle">
          <draw:text-box>
            <text:p text:style-name="P1"><text:span text:style-name="T1">Heinrich Schuchardt, 2020-05-19</text:span></text:p>
            <text:p text:style-name="P1"><text:span text:style-name="T1">CC-BY-SA-4.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>
          <draw:text-box>
            <text:p>Boot Flow Examples</text:p>
          </draw:text-box>
        </draw:frame>
        <draw:custom-shape draw:style-name="gr2" draw:text-style-name="P5" xml:id="id8" draw:id="id8" draw:layer="layout" svg:width="4.064cm" svg:height="2.54cm" svg:x="5.08cm" svg:y="7cm">
          <text:p text:style-name="P4">U-Boot<text:line-break/>SPL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4.064cm" svg:height="2.54cm" svg:x="5.08cm" svg:y="3.9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4.064cm" svg:height="2.54cm" svg:x="9.652cm" svg:y="3.9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4.064cm" svg:height="2.54cm" svg:x="18.796cm" svg:y="3.9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4.064cm" svg:height="2.54cm" svg:x="0.508cm" svg:y="3.9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4.064cm" svg:height="2.54cm" svg:x="23.368cm" svg:y="3.9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4.064cm" svg:height="2.54cm" svg:x="18.796cm" svg:y="7.028cm">
          <text:p text:style-name="P4">iPXE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4.064cm" svg:height="2.54cm" svg:x="23.368cm" svg:y="9.182cm">
          <text:p text:style-name="P4">BSD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20.828cm" svg:y1="7.028cm" svg:x2="20.828cm" svg:y2="6.44cm" draw:start-shape="id1" draw:start-glue-point="0" draw:end-shape="id2" draw:end-glue-point="2" svg:d="M20828 7028v-588" svg:viewBox="0 0 1 589">
          <text:p/>
        </draw:connector>
        <draw:connector draw:style-name="gr3" draw:text-style-name="P6" draw:layer="layout" draw:type="line" svg:x1="18.288cm" svg:y1="5.17cm" svg:x2="18.796cm" svg:y2="5.17cm" draw:start-shape="id3" draw:start-glue-point="1" draw:end-shape="id2" draw:end-glue-point="3" svg:d="M18288 5170h508" svg:viewBox="0 0 509 1">
          <text:p/>
        </draw:connector>
        <draw:connector draw:style-name="gr3" draw:text-style-name="P6" draw:layer="layout" draw:type="line" svg:x1="22.86cm" svg:y1="5.17cm" svg:x2="23.368cm" svg:y2="5.17cm" draw:start-shape="id2" draw:start-glue-point="1" draw:end-shape="id4" draw:end-glue-point="3" svg:d="M22860 5170h508" svg:viewBox="0 0 509 1">
          <text:p/>
        </draw:connector>
        <draw:connector draw:style-name="gr3" draw:text-style-name="P6" draw:layer="layout" draw:type="line" svg:x1="13.716cm" svg:y1="5.17cm" svg:x2="14.224cm" svg:y2="5.17cm" draw:start-shape="id5" draw:end-shape="id3" draw:end-glue-point="3" svg:d="M13716 5170h508" svg:viewBox="0 0 509 1">
          <text:p/>
        </draw:connector>
        <draw:connector draw:style-name="gr3" draw:text-style-name="P6" draw:layer="layout" svg:x1="16.256cm" svg:y1="3.9cm" svg:x2="25.4cm" svg:y2="3.9cm" draw:start-shape="id3" draw:start-glue-point="0" draw:end-shape="id4" draw:end-glue-point="0" svg:d="M16256 3900v-500h9144v500" svg:viewBox="0 0 9145 501">
          <text:p/>
        </draw:connector>
        <draw:connector draw:style-name="gr3" draw:text-style-name="P6" draw:layer="layout" draw:type="line" svg:x1="9.144cm" svg:y1="5.17cm" svg:x2="9.652cm" svg:y2="5.17cm" draw:start-shape="id6" draw:start-glue-point="1" draw:end-shape="id5" draw:end-glue-point="3" svg:d="M9144 5170h508" svg:viewBox="0 0 509 1">
          <text:p/>
        </draw:connector>
        <draw:connector draw:style-name="gr3" draw:text-style-name="P6" draw:layer="layout" svg:x1="16.256cm" svg:y1="6.44cm" svg:x2="18.796cm" svg:y2="8.298cm" draw:start-shape="id3" draw:start-glue-point="2" draw:end-shape="id1" draw:end-glue-point="3" svg:d="M16256 6440v1858h2540" svg:viewBox="0 0 2541 1859">
          <text:p/>
        </draw:connector>
        <draw:connector draw:style-name="gr3" draw:text-style-name="P6" draw:layer="layout" svg:x1="2.54cm" svg:y1="6.44cm" svg:x2="5.08cm" svg:y2="8.27cm" draw:start-shape="id7" draw:start-glue-point="2" draw:end-shape="id8" draw:end-glue-point="3" svg:d="M2540 6440v1830h2540" svg:viewBox="0 0 2541 1831">
          <text:p/>
        </draw:connector>
        <draw:connector draw:style-name="gr3" draw:text-style-name="P6" draw:layer="layout" svg:x1="9.144cm" svg:y1="8.27cm" svg:x2="11.684cm" svg:y2="6.44cm" draw:start-shape="id8" draw:start-glue-point="1" draw:end-shape="id5" draw:end-glue-point="2" svg:d="M9144 8270h2540v-1830" svg:viewBox="0 0 2541 1831">
          <text:p/>
        </draw:connector>
        <draw:connector draw:style-name="gr3" draw:text-style-name="P6" draw:layer="layout" draw:type="line" svg:x1="4.572cm" svg:y1="5.17cm" svg:x2="5.08cm" svg:y2="5.17cm" draw:start-shape="id7" draw:start-glue-point="1" draw:end-shape="id6" draw:end-glue-point="3" svg:d="M4572 5170h508" svg:viewBox="0 0 509 1">
          <text:p/>
        </draw:connector>
        <draw:connector draw:style-name="gr3" draw:text-style-name="P6" draw:layer="layout" svg:x1="16.256cm" svg:y1="6.44cm" svg:x2="23.368cm" svg:y2="10.452cm" draw:start-shape="id3" draw:start-glue-point="2" draw:end-shape="id9" draw:end-glue-point="3" svg:d="M16256 6440v4012h7112" svg:viewBox="0 0 7113 4013">
          <text:p/>
        </draw:connector>
        <draw:custom-shape draw:style-name="gr2" draw:text-style-name="P5" xml:id="id14" draw:id="id14" draw:layer="layout" svg:width="4.064cm" svg:height="2.54cm" svg:x="5.08cm" svg:y="12.3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2" draw:text-style-name="P5" xml:id="id13" draw:id="id13" draw:layer="layout" svg:width="4.064cm" svg:height="2.54cm" svg:x="9.652cm" svg:y="12.3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12.3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4.064cm" svg:height="2.54cm" svg:x="18.796cm" svg:y="12.3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2" draw:text-style-name="P5" xml:id="id15" draw:id="id15" draw:layer="layout" svg:width="4.064cm" svg:height="2.54cm" svg:x="0.508cm" svg:y="12.3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4.064cm" svg:height="2.54cm" svg:x="23.368cm" svg:y="12.3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4.064cm" svg:height="2.54cm" svg:x="14.224cm" svg:y="12.3cm">
          <text:p text:style-name="P4">EDK II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8.288cm" svg:y1="13.57cm" svg:x2="18.796cm" svg:y2="13.57cm" draw:start-shape="id10" draw:start-glue-point="1" draw:end-shape="id11" draw:end-glue-point="3" svg:d="M18288 13570h508" svg:viewBox="0 0 509 1">
          <text:p/>
        </draw:connector>
        <draw:connector draw:style-name="gr3" draw:text-style-name="P6" draw:layer="layout" draw:type="line" svg:x1="22.86cm" svg:y1="13.57cm" svg:x2="23.368cm" svg:y2="13.57cm" draw:start-shape="id11" draw:start-glue-point="1" draw:end-shape="id12" draw:end-glue-point="3" svg:d="M22860 13570h508" svg:viewBox="0 0 509 1">
          <text:p/>
        </draw:connector>
        <draw:connector draw:style-name="gr3" draw:text-style-name="P6" draw:layer="layout" draw:type="line" svg:x1="13.716cm" svg:y1="13.57cm" svg:x2="14.224cm" svg:y2="13.57cm" draw:start-shape="id13" draw:end-shape="id10" draw:end-glue-point="3" svg:d="M13716 13570h508" svg:viewBox="0 0 509 1">
          <text:p/>
        </draw:connector>
        <draw:connector draw:style-name="gr3" draw:text-style-name="P6" draw:layer="layout" draw:type="line" svg:x1="9.144cm" svg:y1="13.57cm" svg:x2="9.652cm" svg:y2="13.57cm" draw:start-shape="id14" draw:start-glue-point="1" draw:end-shape="id13" draw:end-glue-point="3" svg:d="M9144 13570h508" svg:viewBox="0 0 509 1">
          <text:p/>
        </draw:connector>
        <draw:connector draw:style-name="gr3" draw:text-style-name="P6" draw:layer="layout" draw:type="line" svg:x1="4.572cm" svg:y1="13.57cm" svg:x2="5.08cm" svg:y2="13.57cm" draw:start-shape="id15" draw:start-glue-point="1" draw:end-shape="id14" draw:end-glue-point="3" svg:d="M4572 13570h508" svg:viewBox="0 0 509 1">
          <text:p/>
        </draw:connector>
        <draw:connector draw:style-name="gr3" draw:text-style-name="P6" draw:layer="layout" svg:x1="16.256cm" svg:y1="12.3cm" svg:x2="23.368cm" svg:y2="10.452cm" draw:start-shape="id10" draw:start-glue-point="0" draw:end-shape="id9" draw:end-glue-point="3" svg:d="M16256 12300v-1848h7112" svg:viewBox="0 0 7113 1849">
          <text:p/>
        </draw:connector>
        <draw:connector draw:style-name="gr3" draw:text-style-name="P6" draw:layer="layout" draw:line-skew="2.286cm" svg:x1="9.144cm" svg:y1="8.27cm" svg:x2="14.224cm" svg:y2="5.17cm" draw:start-shape="id8" draw:start-glue-point="1" draw:end-shape="id3" draw:end-glue-point="3" svg:d="M9144 8270h4826v-3100h254" svg:viewBox="0 0 5081 3101">
          <text:p/>
        </draw:connector>
        <draw:connector draw:style-name="gr3" draw:text-style-name="P6" draw:layer="layout" draw:line-skew="0cm 4.572cm" svg:x1="2.54cm" svg:y1="3.9cm" svg:x2="14.224cm" svg:y2="5.17cm" draw:start-shape="id7" draw:start-glue-point="0" draw:end-shape="id3" draw:end-glue-point="3" svg:d="M2540 3900v-500h11430v1770h254" svg:viewBox="0 0 11685 1771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>
          <draw:text-box>
            <text:p>Device Tree Sources</text:p>
          </draw:text-box>
        </draw:frame>
        <draw:custom-shape draw:style-name="gr4" draw:text-style-name="P8" xml:id="id23" draw:id="id23" draw:layer="layout" svg:width="4.064cm" svg:height="2.54cm" svg:x="5.08cm" svg:y="7cm">
          <text:p text:style-name="P4">U-Boot<text:line-break/>SPL</text:p>
          <draw:enhanced-geometry svg:viewBox="0 0 21600 21600" draw:type="rectangle" draw:enhanced-path="M 0 0 L 21600 0 21600 21600 0 21600 0 0 Z N"/>
        </draw:custom-shape>
        <draw:custom-shape draw:style-name="gr4" draw:text-style-name="P8" xml:id="id21" draw:id="id21" draw:layer="layout" svg:width="4.064cm" svg:height="2.54cm" svg:x="5.08cm" svg:y="3.9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4" draw:text-style-name="P8" xml:id="id20" draw:id="id20" draw:layer="layout" svg:width="4.064cm" svg:height="2.54cm" svg:x="9.652cm" svg:y="3.9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4.064cm" svg:height="2.54cm" svg:x="18.796cm" svg:y="3.9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4" draw:text-style-name="P8" xml:id="id22" draw:id="id22" draw:layer="layout" svg:width="4.064cm" svg:height="2.54cm" svg:x="0.508cm" svg:y="3.9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4" draw:text-style-name="P8" xml:id="id19" draw:id="id19" draw:layer="layout" svg:width="4.064cm" svg:height="2.54cm" svg:x="23.368cm" svg:y="3.9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4" draw:text-style-name="P8" xml:id="id18" draw:id="id18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16" draw:id="id16" draw:layer="layout" svg:width="4.064cm" svg:height="2.54cm" svg:x="18.796cm" svg:y="7.028cm">
          <text:p text:style-name="P4">iPXE</text:p>
          <draw:enhanced-geometry svg:viewBox="0 0 21600 21600" draw:type="rectangle" draw:enhanced-path="M 0 0 L 21600 0 21600 21600 0 21600 0 0 Z N"/>
        </draw:custom-shape>
        <draw:custom-shape draw:style-name="gr4" draw:text-style-name="P8" xml:id="id24" draw:id="id24" draw:layer="layout" svg:width="4.064cm" svg:height="2.54cm" svg:x="23.368cm" svg:y="9.182cm">
          <text:p text:style-name="P4">BSD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20.828cm" svg:y1="7.028cm" svg:x2="20.828cm" svg:y2="6.44cm" draw:start-shape="id16" draw:start-glue-point="0" draw:end-shape="id17" draw:end-glue-point="2" svg:d="M20828 7028v-588" svg:viewBox="0 0 1 589">
          <text:p/>
        </draw:connector>
        <draw:connector draw:style-name="gr3" draw:text-style-name="P6" draw:layer="layout" draw:type="line" svg:x1="18.288cm" svg:y1="5.17cm" svg:x2="18.796cm" svg:y2="5.17cm" draw:start-shape="id18" draw:start-glue-point="1" draw:end-shape="id17" draw:end-glue-point="3" svg:d="M18288 5170h508" svg:viewBox="0 0 509 1">
          <text:p/>
        </draw:connector>
        <draw:connector draw:style-name="gr3" draw:text-style-name="P6" draw:layer="layout" draw:type="line" svg:x1="22.86cm" svg:y1="5.17cm" svg:x2="23.368cm" svg:y2="5.17cm" draw:start-shape="id17" draw:start-glue-point="1" draw:end-shape="id19" draw:end-glue-point="3" svg:d="M22860 5170h508" svg:viewBox="0 0 509 1">
          <text:p/>
        </draw:connector>
        <draw:connector draw:style-name="gr3" draw:text-style-name="P6" draw:layer="layout" draw:type="line" svg:x1="13.716cm" svg:y1="5.17cm" svg:x2="14.224cm" svg:y2="5.17cm" draw:start-shape="id20" draw:end-shape="id18" draw:end-glue-point="3" svg:d="M13716 5170h508" svg:viewBox="0 0 509 1">
          <text:p/>
        </draw:connector>
        <draw:connector draw:style-name="gr3" draw:text-style-name="P6" draw:layer="layout" svg:x1="16.256cm" svg:y1="3.9cm" svg:x2="25.4cm" svg:y2="3.9cm" draw:start-shape="id18" draw:start-glue-point="0" draw:end-shape="id19" draw:end-glue-point="0" svg:d="M16256 3900v-500h9144v500" svg:viewBox="0 0 9145 501">
          <text:p/>
        </draw:connector>
        <draw:connector draw:style-name="gr3" draw:text-style-name="P6" draw:layer="layout" draw:type="line" svg:x1="9.144cm" svg:y1="5.17cm" svg:x2="9.652cm" svg:y2="5.17cm" draw:start-shape="id21" draw:start-glue-point="1" draw:end-shape="id20" draw:end-glue-point="3" svg:d="M9144 5170h508" svg:viewBox="0 0 509 1">
          <text:p/>
        </draw:connector>
        <draw:connector draw:style-name="gr3" draw:text-style-name="P6" draw:layer="layout" svg:x1="16.256cm" svg:y1="6.44cm" svg:x2="18.796cm" svg:y2="8.298cm" draw:start-shape="id18" draw:start-glue-point="2" draw:end-shape="id16" draw:end-glue-point="3" svg:d="M16256 6440v1858h2540" svg:viewBox="0 0 2541 1859">
          <text:p/>
        </draw:connector>
        <draw:connector draw:style-name="gr3" draw:text-style-name="P6" draw:layer="layout" svg:x1="2.54cm" svg:y1="6.44cm" svg:x2="5.08cm" svg:y2="8.27cm" draw:start-shape="id22" draw:start-glue-point="2" draw:end-shape="id23" draw:end-glue-point="3" svg:d="M2540 6440v1830h2540" svg:viewBox="0 0 2541 1831">
          <text:p/>
        </draw:connector>
        <draw:connector draw:style-name="gr3" draw:text-style-name="P6" draw:layer="layout" svg:x1="9.144cm" svg:y1="8.27cm" svg:x2="11.684cm" svg:y2="6.44cm" draw:start-shape="id23" draw:start-glue-point="1" draw:end-shape="id20" draw:end-glue-point="2" svg:d="M9144 8270h2540v-1830" svg:viewBox="0 0 2541 1831">
          <text:p/>
        </draw:connector>
        <draw:connector draw:style-name="gr3" draw:text-style-name="P6" draw:layer="layout" draw:type="line" svg:x1="4.572cm" svg:y1="5.17cm" svg:x2="5.08cm" svg:y2="5.17cm" draw:start-shape="id22" draw:start-glue-point="1" draw:end-shape="id21" draw:end-glue-point="3" svg:d="M4572 5170h508" svg:viewBox="0 0 509 1">
          <text:p/>
        </draw:connector>
        <draw:connector draw:style-name="gr3" draw:text-style-name="P6" draw:layer="layout" svg:x1="16.256cm" svg:y1="6.44cm" svg:x2="23.368cm" svg:y2="10.452cm" draw:start-shape="id18" draw:start-glue-point="2" draw:end-shape="id24" draw:end-glue-point="3" svg:d="M16256 6440v4012h7112" svg:viewBox="0 0 7113 4013">
          <text:p/>
        </draw:connector>
        <draw:custom-shape draw:style-name="gr4" draw:text-style-name="P8" xml:id="id29" draw:id="id29" draw:layer="layout" svg:width="4.064cm" svg:height="2.54cm" svg:x="5.08cm" svg:y="12.3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4" draw:text-style-name="P8" xml:id="id28" draw:id="id28" draw:layer="layout" svg:width="4.064cm" svg:height="2.54cm" svg:x="9.652cm" svg:y="12.3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12.3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26" draw:id="id26" draw:layer="layout" svg:width="4.064cm" svg:height="2.54cm" svg:x="18.796cm" svg:y="12.3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4" draw:text-style-name="P8" xml:id="id30" draw:id="id30" draw:layer="layout" svg:width="4.064cm" svg:height="2.54cm" svg:x="0.508cm" svg:y="12.3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4" draw:text-style-name="P8" xml:id="id27" draw:id="id27" draw:layer="layout" svg:width="4.064cm" svg:height="2.54cm" svg:x="23.368cm" svg:y="12.3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4" draw:text-style-name="P8" xml:id="id25" draw:id="id25" draw:layer="layout" svg:width="4.064cm" svg:height="2.54cm" svg:x="14.224cm" svg:y="12.3cm">
          <text:p text:style-name="P4">EDK II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8.288cm" svg:y1="13.57cm" svg:x2="18.796cm" svg:y2="13.57cm" draw:start-shape="id25" draw:start-glue-point="1" draw:end-shape="id26" draw:end-glue-point="3" svg:d="M18288 13570h508" svg:viewBox="0 0 509 1">
          <text:p/>
        </draw:connector>
        <draw:connector draw:style-name="gr3" draw:text-style-name="P6" draw:layer="layout" draw:type="line" svg:x1="22.86cm" svg:y1="13.57cm" svg:x2="23.368cm" svg:y2="13.57cm" draw:start-shape="id26" draw:start-glue-point="1" draw:end-shape="id27" draw:end-glue-point="3" svg:d="M22860 13570h508" svg:viewBox="0 0 509 1">
          <text:p/>
        </draw:connector>
        <draw:connector draw:style-name="gr3" draw:text-style-name="P6" draw:layer="layout" draw:type="line" svg:x1="13.716cm" svg:y1="13.57cm" svg:x2="14.224cm" svg:y2="13.57cm" draw:start-shape="id28" draw:end-shape="id25" draw:end-glue-point="3" svg:d="M13716 13570h508" svg:viewBox="0 0 509 1">
          <text:p/>
        </draw:connector>
        <draw:connector draw:style-name="gr3" draw:text-style-name="P6" draw:layer="layout" draw:type="line" svg:x1="9.144cm" svg:y1="13.57cm" svg:x2="9.652cm" svg:y2="13.57cm" draw:start-shape="id29" draw:start-glue-point="1" draw:end-shape="id28" draw:end-glue-point="3" svg:d="M9144 13570h508" svg:viewBox="0 0 509 1">
          <text:p/>
        </draw:connector>
        <draw:connector draw:style-name="gr3" draw:text-style-name="P6" draw:layer="layout" draw:type="line" svg:x1="4.572cm" svg:y1="13.57cm" svg:x2="5.08cm" svg:y2="13.57cm" draw:start-shape="id30" draw:start-glue-point="1" draw:end-shape="id29" draw:end-glue-point="3" svg:d="M4572 13570h508" svg:viewBox="0 0 509 1">
          <text:p/>
        </draw:connector>
        <draw:connector draw:style-name="gr3" draw:text-style-name="P6" draw:layer="layout" svg:x1="16.256cm" svg:y1="12.3cm" svg:x2="23.368cm" svg:y2="10.452cm" draw:start-shape="id25" draw:start-glue-point="0" draw:end-shape="id24" draw:end-glue-point="3" svg:d="M16256 12300v-1848h7112" svg:viewBox="0 0 7113 1849">
          <text:p/>
        </draw:connector>
        <draw:connector draw:style-name="gr3" draw:text-style-name="P6" draw:layer="layout" draw:line-skew="2.286cm" svg:x1="9.144cm" svg:y1="8.27cm" svg:x2="14.224cm" svg:y2="5.17cm" draw:start-shape="id23" draw:start-glue-point="1" draw:end-shape="id18" draw:end-glue-point="3" svg:d="M9144 8270h4826v-3100h254" svg:viewBox="0 0 5081 3101">
          <text:p/>
        </draw:connector>
        <draw:connector draw:style-name="gr3" draw:text-style-name="P6" draw:layer="layout" draw:line-skew="0cm 4.572cm" svg:x1="2.54cm" svg:y1="3.9cm" svg:x2="14.224cm" svg:y2="5.17cm" draw:start-shape="id22" draw:start-glue-point="0" draw:end-shape="id18" draw:end-glue-point="3" svg:d="M2540 3900v-500h11430v1770h254" svg:viewBox="0 0 11685 1771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>
          <draw:text-box>
            <text:p>Device Tree Modification</text:p>
          </draw:text-box>
        </draw:frame>
        <draw:custom-shape draw:style-name="gr2" draw:text-style-name="P5" xml:id="id38" draw:id="id38" draw:layer="layout" svg:width="4.064cm" svg:height="2.54cm" svg:x="5.08cm" svg:y="7cm">
          <text:p text:style-name="P4">U-Boot<text:line-break/>SPL</text:p>
          <draw:enhanced-geometry svg:viewBox="0 0 21600 21600" draw:type="rectangle" draw:enhanced-path="M 0 0 L 21600 0 21600 21600 0 21600 0 0 Z N"/>
        </draw:custom-shape>
        <draw:custom-shape draw:style-name="gr2" draw:text-style-name="P5" xml:id="id36" draw:id="id36" draw:layer="layout" svg:width="4.064cm" svg:height="2.54cm" svg:x="5.08cm" svg:y="3.9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2" draw:text-style-name="P5" xml:id="id35" draw:id="id35" draw:layer="layout" svg:width="4.064cm" svg:height="2.54cm" svg:x="9.652cm" svg:y="3.9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4" draw:text-style-name="P8" xml:id="id32" draw:id="id32" draw:layer="layout" svg:width="4.064cm" svg:height="2.54cm" svg:x="18.796cm" svg:y="3.9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2" draw:text-style-name="P5" xml:id="id37" draw:id="id37" draw:layer="layout" svg:width="4.064cm" svg:height="2.54cm" svg:x="0.508cm" svg:y="3.9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4" draw:text-style-name="P8" xml:id="id34" draw:id="id34" draw:layer="layout" svg:width="4.064cm" svg:height="2.54cm" svg:x="23.368cm" svg:y="3.9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4" draw:text-style-name="P8" xml:id="id33" draw:id="id33" draw:layer="layout" svg:width="4.064cm" svg:height="2.54cm" svg:x="14.224cm" svg:y="3.9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2" draw:text-style-name="P5" xml:id="id31" draw:id="id31" draw:layer="layout" svg:width="4.064cm" svg:height="2.54cm" svg:x="18.796cm" svg:y="7.028cm">
          <text:p text:style-name="P4">iPXE</text:p>
          <draw:enhanced-geometry svg:viewBox="0 0 21600 21600" draw:type="rectangle" draw:enhanced-path="M 0 0 L 21600 0 21600 21600 0 21600 0 0 Z N"/>
        </draw:custom-shape>
        <draw:custom-shape draw:style-name="gr2" draw:text-style-name="P5" xml:id="id39" draw:id="id39" draw:layer="layout" svg:width="4.064cm" svg:height="2.54cm" svg:x="23.368cm" svg:y="9.182cm">
          <text:p text:style-name="P4">BSD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20.828cm" svg:y1="7.028cm" svg:x2="20.828cm" svg:y2="6.44cm" draw:start-shape="id31" draw:start-glue-point="0" draw:end-shape="id32" draw:end-glue-point="2" svg:d="M20828 7028v-588" svg:viewBox="0 0 1 589">
          <text:p/>
        </draw:connector>
        <draw:connector draw:style-name="gr3" draw:text-style-name="P6" draw:layer="layout" draw:type="line" svg:x1="18.288cm" svg:y1="5.17cm" svg:x2="18.796cm" svg:y2="5.17cm" draw:start-shape="id33" draw:start-glue-point="1" draw:end-shape="id32" draw:end-glue-point="3" svg:d="M18288 5170h508" svg:viewBox="0 0 509 1">
          <text:p/>
        </draw:connector>
        <draw:connector draw:style-name="gr3" draw:text-style-name="P6" draw:layer="layout" draw:type="line" svg:x1="22.86cm" svg:y1="5.17cm" svg:x2="23.368cm" svg:y2="5.17cm" draw:start-shape="id32" draw:start-glue-point="1" draw:end-shape="id34" draw:end-glue-point="3" svg:d="M22860 5170h508" svg:viewBox="0 0 509 1">
          <text:p/>
        </draw:connector>
        <draw:connector draw:style-name="gr3" draw:text-style-name="P6" draw:layer="layout" draw:type="line" svg:x1="13.716cm" svg:y1="5.17cm" svg:x2="14.224cm" svg:y2="5.17cm" draw:start-shape="id35" draw:end-shape="id33" draw:end-glue-point="3" svg:d="M13716 5170h508" svg:viewBox="0 0 509 1">
          <text:p/>
        </draw:connector>
        <draw:connector draw:style-name="gr3" draw:text-style-name="P6" draw:layer="layout" svg:x1="16.256cm" svg:y1="3.9cm" svg:x2="25.4cm" svg:y2="3.9cm" draw:start-shape="id33" draw:start-glue-point="0" draw:end-shape="id34" draw:end-glue-point="0" svg:d="M16256 3900v-500h9144v500" svg:viewBox="0 0 9145 501">
          <text:p/>
        </draw:connector>
        <draw:connector draw:style-name="gr3" draw:text-style-name="P6" draw:layer="layout" draw:type="line" svg:x1="9.144cm" svg:y1="5.17cm" svg:x2="9.652cm" svg:y2="5.17cm" draw:start-shape="id36" draw:start-glue-point="1" draw:end-shape="id35" draw:end-glue-point="3" svg:d="M9144 5170h508" svg:viewBox="0 0 509 1">
          <text:p/>
        </draw:connector>
        <draw:connector draw:style-name="gr3" draw:text-style-name="P6" draw:layer="layout" svg:x1="16.256cm" svg:y1="6.44cm" svg:x2="18.796cm" svg:y2="8.298cm" draw:start-shape="id33" draw:start-glue-point="2" draw:end-shape="id31" draw:end-glue-point="3" svg:d="M16256 6440v1858h2540" svg:viewBox="0 0 2541 1859">
          <text:p/>
        </draw:connector>
        <draw:connector draw:style-name="gr3" draw:text-style-name="P6" draw:layer="layout" svg:x1="2.54cm" svg:y1="6.44cm" svg:x2="5.08cm" svg:y2="8.27cm" draw:start-shape="id37" draw:start-glue-point="2" draw:end-shape="id38" draw:end-glue-point="3" svg:d="M2540 6440v1830h2540" svg:viewBox="0 0 2541 1831">
          <text:p/>
        </draw:connector>
        <draw:connector draw:style-name="gr3" draw:text-style-name="P6" draw:layer="layout" svg:x1="9.144cm" svg:y1="8.27cm" svg:x2="11.684cm" svg:y2="6.44cm" draw:start-shape="id38" draw:start-glue-point="1" draw:end-shape="id35" draw:end-glue-point="2" svg:d="M9144 8270h2540v-1830" svg:viewBox="0 0 2541 1831">
          <text:p/>
        </draw:connector>
        <draw:connector draw:style-name="gr3" draw:text-style-name="P6" draw:layer="layout" draw:type="line" svg:x1="4.572cm" svg:y1="5.17cm" svg:x2="5.08cm" svg:y2="5.17cm" draw:start-shape="id37" draw:start-glue-point="1" draw:end-shape="id36" draw:end-glue-point="3" svg:d="M4572 5170h508" svg:viewBox="0 0 509 1">
          <text:p/>
        </draw:connector>
        <draw:connector draw:style-name="gr3" draw:text-style-name="P6" draw:layer="layout" svg:x1="16.256cm" svg:y1="6.44cm" svg:x2="23.368cm" svg:y2="10.452cm" draw:start-shape="id33" draw:start-glue-point="2" draw:end-shape="id39" draw:end-glue-point="3" svg:d="M16256 6440v4012h7112" svg:viewBox="0 0 7113 4013">
          <text:p/>
        </draw:connector>
        <draw:custom-shape draw:style-name="gr2" draw:text-style-name="P5" xml:id="id44" draw:id="id44" draw:layer="layout" svg:width="4.064cm" svg:height="2.54cm" svg:x="5.08cm" svg:y="12.3cm">
          <text:p text:style-name="P4">TF-A<text:line-break/>BL2</text:p>
          <draw:enhanced-geometry svg:viewBox="0 0 21600 21600" draw:type="rectangle" draw:enhanced-path="M 0 0 L 21600 0 21600 21600 0 21600 0 0 Z N"/>
        </draw:custom-shape>
        <draw:custom-shape draw:style-name="gr2" draw:text-style-name="P5" xml:id="id43" draw:id="id43" draw:layer="layout" svg:width="4.064cm" svg:height="2.54cm" svg:x="9.652cm" svg:y="12.3cm">
          <text:p text:style-name="P4">TF-A<text:line-break/>BL3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064cm" svg:height="2.54cm" svg:x="14.224cm" svg:y="12.3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4" draw:text-style-name="P8" xml:id="id41" draw:id="id41" draw:layer="layout" svg:width="4.064cm" svg:height="2.54cm" svg:x="18.796cm" svg:y="12.3cm">
          <text:p text:style-name="P4">GRUB</text:p>
          <draw:enhanced-geometry svg:viewBox="0 0 21600 21600" draw:type="rectangle" draw:enhanced-path="M 0 0 L 21600 0 21600 21600 0 21600 0 0 Z N"/>
        </draw:custom-shape>
        <draw:custom-shape draw:style-name="gr2" draw:text-style-name="P5" xml:id="id45" draw:id="id45" draw:layer="layout" svg:width="4.064cm" svg:height="2.54cm" svg:x="0.508cm" svg:y="12.3cm">
          <text:p text:style-name="P4">Boot<text:line-break/>ROM</text:p>
          <draw:enhanced-geometry svg:viewBox="0 0 21600 21600" draw:type="rectangle" draw:enhanced-path="M 0 0 L 21600 0 21600 21600 0 21600 0 0 Z N"/>
        </draw:custom-shape>
        <draw:custom-shape draw:style-name="gr4" draw:text-style-name="P8" xml:id="id42" draw:id="id42" draw:layer="layout" svg:width="4.064cm" svg:height="2.54cm" svg:x="23.368cm" svg:y="12.3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4.064cm" svg:height="2.54cm" svg:x="14.224cm" svg:y="12.3cm">
          <text:p text:style-name="P4">EDK II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8.288cm" svg:y1="13.57cm" svg:x2="18.796cm" svg:y2="13.57cm" draw:start-shape="id40" draw:start-glue-point="1" draw:end-shape="id41" draw:end-glue-point="3" svg:d="M18288 13570h508" svg:viewBox="0 0 509 1">
          <text:p/>
        </draw:connector>
        <draw:connector draw:style-name="gr3" draw:text-style-name="P6" draw:layer="layout" draw:type="line" svg:x1="22.86cm" svg:y1="13.57cm" svg:x2="23.368cm" svg:y2="13.57cm" draw:start-shape="id41" draw:start-glue-point="1" draw:end-shape="id42" draw:end-glue-point="3" svg:d="M22860 13570h508" svg:viewBox="0 0 509 1">
          <text:p/>
        </draw:connector>
        <draw:connector draw:style-name="gr3" draw:text-style-name="P6" draw:layer="layout" draw:type="line" svg:x1="13.716cm" svg:y1="13.57cm" svg:x2="14.224cm" svg:y2="13.57cm" draw:start-shape="id43" draw:end-shape="id40" draw:end-glue-point="3" svg:d="M13716 13570h508" svg:viewBox="0 0 509 1">
          <text:p/>
        </draw:connector>
        <draw:connector draw:style-name="gr3" draw:text-style-name="P6" draw:layer="layout" draw:type="line" svg:x1="9.144cm" svg:y1="13.57cm" svg:x2="9.652cm" svg:y2="13.57cm" draw:start-shape="id44" draw:start-glue-point="1" draw:end-shape="id43" draw:end-glue-point="3" svg:d="M9144 13570h508" svg:viewBox="0 0 509 1">
          <text:p/>
        </draw:connector>
        <draw:connector draw:style-name="gr3" draw:text-style-name="P6" draw:layer="layout" draw:type="line" svg:x1="4.572cm" svg:y1="13.57cm" svg:x2="5.08cm" svg:y2="13.57cm" draw:start-shape="id45" draw:start-glue-point="1" draw:end-shape="id44" draw:end-glue-point="3" svg:d="M4572 13570h508" svg:viewBox="0 0 509 1">
          <text:p/>
        </draw:connector>
        <draw:connector draw:style-name="gr3" draw:text-style-name="P6" draw:layer="layout" svg:x1="16.256cm" svg:y1="12.3cm" svg:x2="23.368cm" svg:y2="10.452cm" draw:start-shape="id40" draw:start-glue-point="0" draw:end-shape="id39" draw:end-glue-point="3" svg:d="M16256 12300v-1848h7112" svg:viewBox="0 0 7113 1849">
          <text:p/>
        </draw:connector>
        <draw:connector draw:style-name="gr3" draw:text-style-name="P6" draw:layer="layout" draw:line-skew="2.286cm" svg:x1="9.144cm" svg:y1="8.27cm" svg:x2="14.224cm" svg:y2="5.17cm" draw:start-shape="id38" draw:start-glue-point="1" draw:end-shape="id33" draw:end-glue-point="3" svg:d="M9144 8270h4826v-3100h254" svg:viewBox="0 0 5081 3101">
          <text:p/>
        </draw:connector>
        <draw:connector draw:style-name="gr3" draw:text-style-name="P6" draw:layer="layout" draw:line-skew="0cm 4.572cm" svg:x1="2.54cm" svg:y1="3.9cm" svg:x2="14.224cm" svg:y2="5.17cm" draw:start-shape="id37" draw:start-glue-point="0" draw:end-shape="id33" draw:end-glue-point="3" svg:d="M2540 3900v-500h11430v1770h254" svg:viewBox="0 0 11685 1771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1BA24DA8B19B53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5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6.523cm" svg:height="1.086cm" svg:x="1.314cm" svg:y="14.347cm" presentation:class="date-time">
        <draw:text-box>
          <text:p><presentation:date-time/></text:p>
        </draw:text-box>
      </draw:frame>
      <draw:frame presentation:style-name="Mpr1" draw:layer="backgroundobjects" svg:width="8.874cm" svg:height="1.086cm" svg:x="9.489cm" svg:y="14.347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086cm" svg:x="19.989cm" svg:y="14.347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29cm" svg:x="1.29cm" svg:y="10.86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layer="backgroundobjects" svg:width="6.523cm" svg:height="1.087cm" svg:x="1.397cm" svg:y="14.347cm" presentation:class="date-time">
        <draw:text-box>
          <text:p><presentation:date-time/></text:p>
        </draw:text-box>
      </draw:frame>
      <draw:frame presentation:style-name="Mpr4" draw:layer="backgroundobjects" svg:width="8.875cm" svg:height="1.087cm" svg:x="9.573cm" svg:y="14.347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087cm" svg:x="20.073cm" svg:y="14.347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39cm" svg:x="1.397cm" svg:y="3.809cm" presentation:class="outline" presentation:placeholder="true">
        <draw:text-box/>
      </draw:frame>
      <draw:frame presentation:style-name="Mpr7" draw:layer="backgroundobjects" svg:width="6.523cm" svg:height="1.087cm" svg:x="1.397cm" svg:y="14.224cm" presentation:class="date-time">
        <draw:text-box>
          <text:p><presentation:date-time/></text:p>
        </draw:text-box>
      </draw:frame>
      <draw:frame presentation:style-name="Mpr7" draw:layer="backgroundobjects" svg:width="8.875cm" svg:height="1.087cm" svg:x="9.573cm" svg:y="14.224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087cm" svg:x="21.442cm" svg:y="14.224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5:53:16.062515009</meta:creation-date>
    <meta:editing-duration>PT7M19S</meta:editing-duration>
    <meta:editing-cycles>2</meta:editing-cycles>
    <meta:generator>LibreOffice/6.4.4.1$Linux_X86_64 LibreOffice_project/40$Build-1</meta:generator>
    <dc:title>Vivid</dc:title>
    <dc:date>2020-05-19T06:59:33.977530690</dc:date>
    <meta:document-statistic meta:object-count="161"/>
  </office:meta>
</office:document-meta>
</file>